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6" style:family="paragraph" style:parent-style-name="Standard">
      <style:text-properties officeooo:rsid="0004b4c0" officeooo:paragraph-rsid="00214144"/>
    </style:style>
    <style:style style:name="P7" style:family="paragraph" style:parent-style-name="Standard">
      <style:text-properties officeooo:rsid="00054aa4" officeooo:paragraph-rsid="000643a1"/>
    </style:style>
    <style:style style:name="P8" style:family="paragraph" style:parent-style-name="Standard" style:list-style-name="L4">
      <style:text-properties officeooo:rsid="00054aa4" officeooo:paragraph-rsid="000643a1"/>
    </style:style>
    <style:style style:name="P9" style:family="paragraph" style:parent-style-name="Standard">
      <style:text-properties officeooo:rsid="00054aa4" officeooo:paragraph-rsid="00054aa4"/>
    </style:style>
    <style:style style:name="P10" style:family="paragraph" style:parent-style-name="Standard" style:list-style-name="L4">
      <style:text-properties officeooo:rsid="000643a1" officeooo:paragraph-rsid="000643a1"/>
    </style:style>
    <style:style style:name="P11" style:family="paragraph" style:parent-style-name="Standard">
      <style:paragraph-properties fo:text-align="center" style:justify-single-word="false"/>
      <style:text-properties fo:font-weight="bold" officeooo:rsid="005d072d" officeooo:paragraph-rsid="005d072d" style:font-weight-asian="bold" style:font-weight-complex="bold"/>
    </style:style>
    <style:style style:name="P12" style:family="paragraph" style:parent-style-name="Standard">
      <style:paragraph-properties fo:text-align="start" style:justify-single-word="false"/>
      <style:text-properties officeooo:paragraph-rsid="00304462"/>
    </style:style>
    <style:style style:name="P13" style:family="paragraph" style:parent-style-name="Standard">
      <style:paragraph-properties fo:text-align="center" style:justify-single-word="false"/>
      <style:text-properties fo:font-weight="normal" officeooo:rsid="005d072d" officeooo:paragraph-rsid="005d072d" style:font-weight-asian="normal" style:font-weight-complex="normal"/>
    </style:style>
    <style:style style:name="P14" style:family="paragraph" style:parent-style-name="Standard">
      <style:paragraph-properties fo:text-align="start" style:justify-single-word="false"/>
      <style:text-properties fo:font-weight="normal" officeooo:rsid="005d072d" officeooo:paragraph-rsid="005d072d" style:font-weight-asian="normal" style:font-weight-complex="normal"/>
    </style:style>
    <style:style style:name="P15" style:family="paragraph" style:parent-style-name="Standard" style:list-style-name="L8">
      <style:text-properties officeooo:rsid="002b31e3" officeooo:paragraph-rsid="002b31e3"/>
    </style:style>
    <style:style style:name="P16" style:family="paragraph" style:parent-style-name="Standard" style:list-style-name="L3">
      <style:text-properties officeooo:rsid="0032ce0d" officeooo:paragraph-rsid="0032ce0d"/>
    </style:style>
    <style:style style:name="P17" style:family="paragraph" style:parent-style-name="Standard" style:list-style-name="L11">
      <style:paragraph-properties fo:text-align="start" style:justify-single-word="false"/>
      <style:text-properties officeooo:rsid="004607ad" officeooo:paragraph-rsid="004607ad"/>
    </style:style>
    <style:style style:name="P18" style:family="paragraph" style:parent-style-name="Standard" style:list-style-name="L11">
      <style:paragraph-properties fo:text-align="start" style:justify-single-word="false"/>
      <style:text-properties officeooo:rsid="005b14da" officeooo:paragraph-rsid="005b14da"/>
    </style:style>
    <style:style style:name="P19" style:family="paragraph" style:parent-style-name="Standard" style:list-style-name="L3">
      <style:text-properties officeooo:rsid="005b14da" officeooo:paragraph-rsid="005b14da"/>
    </style:style>
    <style:style style:name="P20" style:family="paragraph" style:parent-style-name="Standard" style:list-style-name="L1">
      <style:text-properties officeooo:rsid="005d072d" officeooo:paragraph-rsid="005d072d"/>
    </style:style>
    <style:style style:name="P21" style:family="paragraph" style:parent-style-name="Standard" style:list-style-name="L11">
      <style:paragraph-properties fo:text-align="start" style:justify-single-word="false"/>
      <style:text-properties officeooo:rsid="005d072d" officeooo:paragraph-rsid="005d072d"/>
    </style:style>
    <style:style style:name="P22" style:family="paragraph" style:parent-style-name="Standard" style:list-style-name="L8">
      <style:text-properties officeooo:rsid="005d072d" officeooo:paragraph-rsid="005d072d"/>
    </style:style>
    <style:style style:name="P23" style:family="paragraph" style:parent-style-name="Standard" style:list-style-name="L8">
      <style:text-properties officeooo:rsid="005d072d" officeooo:paragraph-rsid="005e0525"/>
    </style:style>
    <style:style style:name="P24" style:family="paragraph" style:parent-style-name="Standard">
      <style:paragraph-properties fo:text-align="start" style:justify-single-word="false" fo:break-before="page"/>
      <style:text-properties fo:font-weight="normal" officeooo:rsid="005d072d" officeooo:paragraph-rsid="005d072d" style:font-weight-asian="normal" style:font-weight-complex="normal"/>
    </style:style>
    <style:style style:name="T1" style:family="text">
      <style:text-properties officeooo:rsid="00054aa4"/>
    </style:style>
    <style:style style:name="T2" style:family="text">
      <style:text-properties fo:font-size="14pt" fo:font-style="italic" style:font-size-asian="14pt" style:font-style-asian="italic" style:font-size-complex="14pt" style:font-style-complex="italic"/>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0aa284"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0aa284" style:font-weight-asian="normal" style:font-weight-complex="normal"/>
    </style:style>
    <style:style style:name="T7" style:family="text">
      <style:text-properties officeooo:rsid="005d072d"/>
    </style:style>
    <style:style style:name="T8" style:family="text">
      <style:text-properties officeooo:rsid="005e052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ext:p>
      <text:p text:style-name="P11">Diplomacy (3)</text:p>
      <text:p text:style-name="P11">Warring Colonies</text:p>
      <text:p text:style-name="P13"/>
      <text:p text:style-name="P14">Description: Confederation colonies Eminar VII and Vendikar have been at war for about 100 years. The Parliament is tired of this and wants a peace treaty. So far every attempt at outreach has failed and the diplomatic envoys have all been lost. What better way to earn some brownie points than getting this situation settled once and for all?</text:p>
      <text:p text:style-name="P24">Confederation colonies Eminar VII and Vendikar have been at war for about 100 years. The Parliament is tired of this and wants a peace treaty. So far every attempt at outreach has failed and the diplomatic envoys have all been lost. You've been sent in to settle this situation once and for all.</text:p>
      <text:p text:style-name="P4"/>
      <text:list xml:id="list6358187932467590203" text:style-name="L1">
        <text:list-item>
          <text:p text:style-name="P20">Immediately upon arrival one member of your away team is killed by local guards. He probably thought you were an invader from the other colony. Someone should have called down first to alert them.</text:p>
        </text:list-item>
        <text:list-item>
          <text:p text:style-name="P20">The reasons for the continuing conflict (your choice) are ridiculous by any standards But the governments of the two colonies don't see it that way.</text:p>
        </text:list-item>
        <text:list-item>
          <text:p text:style-name="P20">War casualties are carried out in an equally ridiculous manner. Not your typical<text:line-break/>shooty-shooty, bomby-bomby, casualties, but something truly jaw-droppingly stupid.</text:p>
        </text:list-item>
      </text:list>
      <text:p text:style-name="P4"/>
      <text:p text:style-name="P12"><text:span text:style-name="T4">Survivors:</text:span><text:span text:style-name="T6"> </text:span></text:p>
      <text:list xml:id="list5406444979822229024" text:style-name="L11">
        <text:list-item>
          <text:p text:style-name="P21"><text:span text:style-name="T5">Roll a d6 then add one ( 1) for every DIPLOMACY, CAMOFLAGE, SUPERIOR INTELLIGENCE, DECEPTION, COMPETITIVE DANCE, PSI or SLEIGHT OF HAND skill your team has. This will be the number of away team members that survived. None of the rest of you make it back alive.</text:span></text:p>
        </text:list-item>
        <text:list-item>
          <text:p text:style-name="P21"><text:span text:style-name="T5">NOTE that one (1) member of the away team is automatically killed on this mission. It is impossible that everyone survives. </text:span></text:p>
          <text:p text:style-name="P17"><text:span text:style-name="T5"/></text:p>
        </text:list-item>
      </text:list>
      <text:p text:style-name="P6"><text:span text:style-name="T3">Success Criteria</text:span>: </text:p>
      <text:list xml:id="list4746993373993030785" text:style-name="L8">
        <text:list-item>
          <text:p text:style-name="P22">Roll a d6 </text:p>
          <text:list>
            <text:list-item>
              <text:p text:style-name="P22">If none of the survivors has the DIPLOMACY skill subtract 2.</text:p>
            </text:list-item>
            <text:list-item>
              <text:p text:style-name="P22">Add 1 for each PROFESSIONAL CLOWN </text:p>
            </text:list-item>
            <text:list-item>
              <text:p text:style-name="P22">Add 1 for each COMPETITIVE DANCE skill.</text:p>
            </text:list-item>
            <text:list-item>
              <text:p text:style-name="P23">Add 1 for each COUNSELLING skill.</text:p>
            </text:list-item>
            <text:list-item>
              <text:p text:style-name="P23">Add 1 for each <text:span text:style-name="T8">HOME REPAIR or SANITATION </text:span>skill.</text:p>
            </text:list-item>
            <text:list-item>
              <text:p text:style-name="P23">If the result is&gt;= 4 the mission is a success.</text:p>
            </text:list-item>
          </text:list>
          <text:p text:style-name="P15"/>
        </text:list-item>
      </text:list>
      <text:p text:style-name="P1"><text:span text:style-name="T3">Quartermaster</text:span>: The quartermaster has provided you with the following to assist in your mission: </text:p>
      <text:list xml:id="list2871170017175660084" text:style-name="L3">
        <text:list-item>
          <text:p text:style-name="P19"><text:span text:style-name="T7">A fruit cake.</text:span> </text:p>
          <text:p text:style-name="P16"/>
        </text:list-item>
      </text:list>
      <text:p text:style-name="P2"><text:span text:style-name="T2">Determine your survivors and success.</text:span> </text:p>
      <text:p text:style-name="P3"><text:span text:style-name="T1">As a group </text:span>(including the non-survivors) <text:span text:style-name="T1">take about ten minutes (don't rush, don't dawdle – its not a race) to </text:span>come up with a report detailing how the events of this mission played out. Your unique skills and the equipment provided by the quartermaster should play an important role in <text:span text:style-name="T1">how the </text:span>success or failure of this mission <text:span text:style-name="T1">played out</text:span>. </text:p>
      <text:p text:style-name="P3"/>
      <text:p text:style-name="P7">Adjust your character sheets: if you survived add +1 heart to the captains tally. </text:p>
      <text:p text:style-name="P7">One the other hand if you died:</text:p>
      <text:list xml:id="list8476463190899933692" text:style-name="L4">
        <text:list-item>
          <text:p text:style-name="P8">Increase your Anger Level a notch.</text:p>
        </text:list-item>
        <text:list-item>
          <text:p text:style-name="P10">Add +1 negative feedback to the captain's tally.</text:p>
        </text:list-item>
        <text:list-item>
          <text:p text:style-name="P10">Cross off your given name and your current skill.</text:p>
        </text:list-item>
        <text:list-item>
          <text:p text:style-name="P10">Pick a new given name and new skill for your replacement. </text:p>
        </text:list-item>
      </text:list>
      <text:p text:style-name="P3"/>
      <text:p text:style-name="P9">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54M36S</meta:editing-duration>
    <meta:editing-cycles>39</meta:editing-cycles>
    <meta:generator>LibreOffice/5.1.6.2$Windows_x86 LibreOffice_project/07ac168c60a517dba0f0d7bc7540f5afa45f0909</meta:generator>
    <dc:date>2017-08-20T17:36:29.624000000</dc:date>
    <meta:document-statistic meta:table-count="0" meta:image-count="0" meta:object-count="0" meta:page-count="2" meta:paragraph-count="33" meta:word-count="525" meta:character-count="2931" meta:non-whitespace-character-count="2443"/>
    <meta:user-defined meta:name="Info 1"/>
    <meta:user-defined meta:name="Info 2"/>
    <meta:user-defined meta:name="Info 3"/>
    <meta:user-defined meta:name="Info 4"/>
  </office:meta>
</office:document-meta>
</file>